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!/bin/bash</text:p>
      <text:p text:style-name="P3"/>
      <text:p text:style-name="P1"># for &lt;item&gt; in &lt;list&gt;</text:p>
      <text:p text:style-name="P1"># do</text:p>
      <text:p text:style-name="P1"># <text:s text:c="2"/>&lt;run_this_command&gt;</text:p>
      <text:p text:style-name="P1"># <text:s text:c="2"/>&lt;run_this_command&gt;</text:p>
      <text:p text:style-name="P1"># done</text:p>
      <text:p text:style-name="P3"/>
      <text:p text:style-name="P3"/>
      <text:p text:style-name="P1"># list variables</text:p>
      <text:p text:style-name="P1">months=(</text:p>
      <text:p text:style-name="P2"><text:s text:c="4"/><text:span text:style-name="T1">'january'</text:span></text:p>
      <text:p text:style-name="P2"><text:s text:c="4"/><text:span text:style-name="T1">'february'</text:span></text:p>
      <text:p text:style-name="P2"><text:s text:c="4"/><text:span text:style-name="T1">'march'</text:span></text:p>
      <text:p text:style-name="P2"><text:s text:c="4"/><text:span text:style-name="T1">'april'</text:span></text:p>
      <text:p text:style-name="P2"><text:s text:c="4"/><text:span text:style-name="T1">'may'</text:span></text:p>
      <text:p text:style-name="P2"><text:s text:c="4"/><text:span text:style-name="T1">'june'</text:span></text:p>
      <text:p text:style-name="P2"><text:s text:c="4"/><text:span text:style-name="T1">'july'</text:span></text:p>
      <text:p text:style-name="P2"><text:s text:c="4"/><text:span text:style-name="T1">'august'</text:span></text:p>
      <text:p text:style-name="P2"><text:s text:c="4"/><text:span text:style-name="T1">'september'</text:span></text:p>
      <text:p text:style-name="P2"><text:s text:c="4"/><text:span text:style-name="T1">'october'</text:span></text:p>
      <text:p text:style-name="P2"><text:s text:c="4"/><text:span text:style-name="T1">'november'</text:span></text:p>
      <text:p text:style-name="P2"><text:s text:c="4"/><text:span text:style-name="T1">'december'</text:span></text:p>
      <text:p text:style-name="P1">)</text:p>
      <text:p text:style-name="P1">days=('mon' 'tues' 'wed' 'thur' 'fri' 'sat' 'sun')</text:p>
      <text:p text:style-name="P3"/>
      <text:p text:style-name="P1"># create for loops</text:p>
      <text:p text:style-name="P3"/>
      <text:p text:style-name="P1">#print out months</text:p>
      <text:p text:style-name="P1">for month in ${months[@]}</text:p>
      <text:p text:style-name="P1">do </text:p>
      <text:p text:style-name="P2"><text:s text:c="4"/><text:span text:style-name="T1">echo $month</text:span></text:p>
      <text:p text:style-name="P1">done</text:p>
      <text:p text:style-name="P3"/>
      <text:p text:style-name="P1">#print out the days of the week</text:p>
      <text:p text:style-name="P1">for day in ${days[@]}</text:p>
      <text:p text:style-name="P1">do</text:p>
      <text:p text:style-name="P2"><text:s text:c="4"/><text:span text:style-name="T1">if [ $day = 'sun' ] || [ $day = 'sat' ]</text:span></text:p>
      <text:p text:style-name="P2"><text:s text:c="4"/><text:span text:style-name="T1">then </text:span></text:p>
      <text:p text:style-name="P2"><text:s text:c="8"/><text:span text:style-name="T1">echo "It is the weekend! Take it easy."</text:span></text:p>
      <text:p text:style-name="P2"><text:s text:c="4"/><text:span text:style-name="T1">else</text:span></text:p>
      <text:p text:style-name="P2"><text:s text:c="8"/><text:span text:style-name="T1">echo "It is a weekday! Get to work!"</text:span></text:p>
      <text:p text:style-name="P2"><text:s text:c="4"/><text:span text:style-name="T1">fi </text:span></text:p>
      <text:p text:style-name="P1">done</text:p>
      <text:p text:style-name="P3"/>
      <text:p text:style-name="P1"># run a command on each file</text:p>
      <text:p text:style-name="P1">for file in $(ls)</text:p>
      <text:p text:style-name="P1">do</text:p>
      <text:p text:style-name="P2"><text:s text:c="4"/><text:span text:style-name="T1">ls -lah $file</text:span></text:p>
      <text:p text:style-name="P1">done</text:p>
      <text:p text:style-name="P3"/>
      <text:p text:style-name="P1"># dislay the number if it's a 1 or 4</text:p>
      <text:p text:style-name="P1">for num in {0..5}</text:p>
      <text:p text:style-name="P1">do </text:p>
      <text:p text:style-name="P2"><text:s text:c="4"/><text:span text:style-name="T1">if [ $num = 1 ] || [ $num = 4 ]</text:span></text:p>
      <text:p text:style-name="P2"><text:s text:c="4"/><text:span text:style-name="T1">echo $num </text:span></text:p>
      <text:p text:style-name="P1">done</text:p>
      <text:p text:style-name="P5"/>
      <text:p text:style-name="Text_20_body"><text:soft-pag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8:02:20.720000000</meta:creation-date>
    <dc:date>2021-06-23T18:03:21.072000000</dc:date>
    <meta:editing-duration>PT1M</meta:editing-duration>
    <meta:editing-cycles>1</meta:editing-cycles>
    <meta:document-statistic meta:table-count="0" meta:image-count="0" meta:object-count="0" meta:page-count="2" meta:paragraph-count="50" meta:word-count="143" meta:character-count="784" meta:non-whitespace-character-count="584"/>
    <meta:generator>LibreOffice/7.1.3.2$Windows_X86_64 LibreOffice_project/47f78053abe362b9384784d31a6e56f8511eb1c1</meta:generator>
  </office:meta>
</office:document-meta>
</file>